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52b1" officeooo:paragraph-rsid="001d52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enas, quería utilizar este medio para aclarar la circunstancias de por que estoy haciendo el trabajo integrador solo.</text:p>
      <text:p text:style-name="P1">El primer trabajo mande una notificación donde ponía mi circunstancias (no se si las vieron), pero de forma resumida tenía un compañero que se dio de baja en el grupo (eramos nosotros dos nada mas), no se si de la carrera y con tan poco tiempo no podía integrarme nuevamente en otro grupo y alterar las cosas, o por lo menos desde mi punto de vista teniendo tan poco tiempo supuse que iba a causar eso, razón que fue la principal causa por la cual me desaprobaron (según la devolución).</text:p>
      <text:p text:style-name="P1">Y esta vez tenia otro compañero (me vi obligado a buscar), el cual en este caso solamente tenia su discord y nada mas. Este compañero de un día para otro me dijo que no iba a seguir con el tp y me aviso que iba a rendir la materia en el examen final, por lo que tome la decisión de hacerlo solo nuevamente en estas circunstancias.</text:p>
      <text:p text:style-name="P1"/>
      <text:p text:style-name="P1">Espero que no sea una molestia, saludos! <text: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2T20:54:56.726136300</meta:creation-date>
    <dc:date>2025-06-22T21:04:16.605556700</dc:date>
    <meta:editing-duration>PT9M20S</meta:editing-duration>
    <meta:editing-cycles>1</meta:editing-cycles>
    <meta:document-statistic meta:table-count="0" meta:image-count="0" meta:object-count="0" meta:page-count="1" meta:paragraph-count="4" meta:word-count="181" meta:character-count="977" meta:non-whitespace-character-count="798"/>
    <meta:generator>LibreOffice/25.2.4.3$Windows_X86_64 LibreOffice_project/33e196637044ead23f5c3226cde09b47731f7e27</meta:generator>
  </office:meta>
</office:document-meta>
</file>